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144be" officeooo:paragraph-rsid="000144be"/>
    </style:style>
    <style:style style:name="P2" style:family="paragraph" style:parent-style-name="Standard">
      <style:text-properties officeooo:paragraph-rsid="000144be"/>
    </style:style>
    <style:style style:name="T1" style:family="text">
      <style:text-properties officeooo:rsid="000144be"/>
    </style:style>
    <style:style style:name="T2" style:family="text">
      <style:text-properties officeooo:rsid="0001b98b"/>
    </style:style>
    <style:style style:name="T3" style:family="text">
      <style:text-properties officeooo:rsid="000243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LAMP Installation <text:span text:style-name="T3">(Already installed)</text:span></text:p>
      <text:p text:style-name="P1"/>
      <text:p text:style-name="P2"><text:span text:style-name="T1">1) </text:span><text:bookmark text:name="line-1-1"/>sudo apt-get install tasksel</text:p>
      <text:p text:style-name="P2"><text:span text:style-name="T1">2) </text:span><text:bookmark text:name="line-1"/>sudo tasksel install lamp-server</text:p>
      <text:p text:style-name="P2"><text:span text:style-name="T1">3) </text:span><text:bookmark text:name="line-2"/>sudo service apache2 restart</text:p>
      <text:p text:style-name="P1"/>
      <text:p text:style-name="P1"/>
      <text:p text:style-name="P1">DRUPAL INSTALLATION <text:span text:style-name="T2">(using aptitude this does the job for us)</text:span></text:p>
      <text:p text:style-name="P1"/>
      <text:p text:style-name="P2"><text:span text:style-name="T1">1) </text:span><text:bookmark text:name="line-1-4"/>sudo apt-get install drupal6 <text:span text:style-name="T1">or </text:span><text:bookmark text:name="line-1-5"/>sudo apt-get install drupal7</text:p>
      <text:p text:style-name="P2"><text:span text:style-name="T1">2) </text:span><text:bookmark text:name="line-1-6"/>sudo cp /etc/drupal/6/apache2.conf /etc/apache2/mods-enabled/drupal.conf</text:p>
      <text:p text:style-name="P1"><text:tab/><text:tab/><text:tab/><text:tab/>or</text:p>
      <text:p text:style-name="P2"><text:span text:style-name="T1"><text:s text:c="4"/></text:span><text:bookmark text:name="line-1-7"/>sudo cp /etc/drupal/7/apache2.conf /etc/apache2/mods-enabled/drupal.conf</text:p>
      <text:p text:style-name="P2"><text:span text:style-name="T1">3) </text:span><text:bookmark text:name="line-1-8"/>sudo service apache2 restart</text:p>
      <text:p text:style-name="P1"/>
      <text:p text:style-name="Standard"/>
      <text:p text:style-name="Standard"/>
      <text:p text:style-name="P1">NEXT JOB IS IN WEB BROWSER</text:p>
      <text:p text:style-name="Standard"/>
      <text:p text:style-name="Standard"><text:span text:style-name="T1">1) </text:span><text:a xlink:type="simple" xlink:href="http://localhost/drupal6/install.php" text:style-name="Internet_20_link" text:visited-style-name="Visited_20_Internet_20_Link"><text:span text:style-name="T1">http://localhost/drupal6/install.php</text:span></text:a><text:span text:style-name="T1"> or </text:span><text:a xlink:type="simple" xlink:href="http://localhost/drupal7/install.php" text:style-name="Internet_20_link" text:visited-style-name="Visited_20_Internet_20_Link"><text:span text:style-name="T1">http://localhost/drupal7/install.php</text:span></text:a></text:p>
      <text:p text:style-name="P1">2) select type of installation and language</text:p>
      <text:p text:style-name="P1">3) Fill the credentials</text:p>
      <text:p text:style-name="P1">4) Visit your new site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ghtCrawler </meta:initial-creator>
    <meta:creation-date>2015-07-09T15:14:23.435041094</meta:creation-date>
    <dc:date>2015-07-22T09:51:38.558061114</dc:date>
    <meta:editing-duration>PT11S</meta:editing-duration>
    <meta:editing-cycles>3</meta:editing-cycles>
    <meta:generator>LibreOffice/4.3.7.2$Linux_X86_64 LibreOffice_project/430m0$Build-2</meta:generator>
    <meta:document-statistic meta:table-count="0" meta:image-count="0" meta:object-count="0" meta:page-count="1" meta:paragraph-count="15" meta:word-count="80" meta:character-count="639" meta:non-whitespace-character-count="566"/>
  </office:meta>
</office:document-meta>
</file>